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10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5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6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svg:stroke-width="0.152cm" svg:stroke-color="#c5000b" draw:marker-start-width="0.66cm" draw:marker-end-width="0.66cm" draw:fill="solid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9" draw:text-style-name="P4" draw:layer="layout" svg:width="2.729cm" svg:height="2.67cm" svg:x="37.795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10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2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3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1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4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5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6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1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6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4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4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7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4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4.638cm" svg:y="30.192cm">
          <draw:text-box>
            <text:p><text:span text:style-name="T5">min: 0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2.038cm" svg:y="29.293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2.238cm" svg:y="30.193cm">
          <draw:text-box>
            <text:p><text:span text:style-name="T5">min: 0</text:span></text:p>
          </draw:text-box>
        </draw:frame>
        <draw:custom-shape draw:style-name="gr18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1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8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1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8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1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8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1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8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1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8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1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9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9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9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9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9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9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9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9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9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9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20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206cm" svg:height="2.385cm" svg:x="4.904cm" svg:y="5.854cm">
          <draw:text-box>
            <text:p><text:span text:style-name="T8">[4,6]</text:span></text:p>
          </draw:text-box>
        </draw:frame>
        <draw:frame draw:style-name="gr11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11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11" draw:text-style-name="P8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0.738cm" svg:y="18.833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8.786cm" svg:y="25.779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8.3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8.833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2.233cm">
          <draw:text-box>
            <text:p><text:span text:style-name="T7">min: </text:span><text:span text:style-name="T11">0</text:span></text:p>
          </draw:text-box>
        </draw:frame>
        <draw:frame draw:style-name="gr11" draw:text-style-name="P9" draw:layer="layout" svg:width="3.868cm" svg:height="1.517cm" svg:x="58.087cm" svg:y="22.314cm">
          <draw:text-box>
            <text:p><text:span text:style-name="T12">val = 0</text:span></text:p>
          </draw:text-box>
        </draw:frame>
        <draw:frame draw:style-name="gr11" draw:text-style-name="P9" draw:layer="layout" svg:width="3.868cm" svg:height="1.517cm" svg:x="38.225cm" svg:y="31.607cm">
          <draw:text-box>
            <text:p><text:span text:style-name="T12">val = 0</text:span></text:p>
          </draw:text-box>
        </draw:frame>
        <draw:frame draw:style-name="gr11" draw:text-style-name="P8" draw:layer="layout" svg:width="3.262cm" svg:height="1.28cm" svg:x="33.5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33.5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42.8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449cm" svg:height="1.356cm" svg:x="42.886cm" svg:y="25.779cm">
          <draw:text-box>
            <text:p><text:span text:style-name="T7">min: </text:span><text:span text:style-name="T11">∞</text:span><text:span text:style-name="T7"> </text:span></text:p>
          </draw:text-box>
        </draw:frame>
        <draw:frame draw:style-name="gr11" draw:text-style-name="P8" draw:layer="layout" svg:width="3.262cm" svg:height="1.28cm" svg:x="40.3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40.338cm" svg:y="18.833cm">
          <draw:text-box>
            <text:p><text:span text:style-name="T7">min: </text:span><text:span text:style-name="T1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6:11:29.781911170</dc:date>
    <dc:creator>elucterio </dc:creator>
    <meta:editing-duration>PT22H26M41S</meta:editing-duration>
    <meta:editing-cycles>108</meta:editing-cycles>
    <meta:generator>LibreOffice/4.2.8.2$Linux_X86_64 LibreOffice_project/420m0$Build-2</meta:generator>
    <meta:document-statistic meta:object-count="117"/>
  </office:meta>
</office:document-meta>
</file>